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 style:parent-style-name="Standard" style:list-style-name="WW8Num3"/>
    <style:style style:name="P7" style:family="paragraph" style:parent-style-name="Standard" style:list-style-name="WW8Num2"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Arial" fo:font-size="10pt" style:font-size-asian="10pt" style:font-size-complex="10pt"/>
    </style:style>
    <style:style style:name="P9" style:family="paragraph" style:parent-style-name="Standard" style:list-style-name="WW8Num2">
      <style:text-properties style:font-name="Arial" fo:font-size="10pt" style:font-size-asian="10pt" style:font-size-complex="10pt"/>
    </style:style>
    <style:style style:name="P10" style:family="paragraph" style:parent-style-name="Standard" style:list-style-name="WW8Num4">
      <style:text-properties style:font-name="Arial" fo:font-size="10pt" style:font-size-asian="10pt" style:font-size-complex="10pt"/>
    </style:style>
    <style:style style:name="P11" style:family="paragraph" style:parent-style-name="Standard" style:list-style-name="WW8Num1">
      <style:text-properties style:font-name="Arial" fo:font-size="10pt" style:font-size-asian="10pt" style:font-size-complex="10pt"/>
    </style:style>
    <style:style style:name="P12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in">
          <style:column-sep style:width="0.0035in" style:color="#000000" style:height="100%" style:style="solid"/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Kevin Welsh</text:span><text:span text:style-name="T2"><text:line-break/>30 Centennial Ave NW</text:span></text:p>
      <text:p text:style-name="P2">Grand Rapids, MI 49504</text:p>
      <text:p text:style-name="P4"><text:span text:style-name="T2"><text:s/></text:span><text:span text:style-name="Internet_20_link"><text:span text:style-name="T2">welshk91@gmail.com</text:span></text:span><text:span text:style-name="T2"><text:line-break/>(616)-826-1635</text:span></text:p>
      <text:p text:style-name="P2"/>
      <text:p text:style-name="P3">OBJECTIVE:</text:p>
      <text:p text:style-name="P1">BSSE College fifth year student 4 credits short of graduation looking for the opportunity of a full time job to develop myself as a software developer while finishing my degree.<text:tab/><text:tab/> <text:tab/><text:tab/><text:tab/><text:tab/><text:tab/></text:p>
      <text:p text:style-name="P3"/>
      <text:p text:style-name="P3">EDUCATION:</text:p>
      <text:p text:style-name="P1">Bachelor of Science in Software Engineering, December 2011</text:p>
      <text:p text:style-name="P1">Michigan Technological University<text:tab/><text:tab/> <text:tab/><text:tab/><text:tab/><text:tab/><text:tab/></text:p>
      <text:p text:style-name="P1"><text:tab/><text:tab/><text:tab/><text:tab/><text:tab/><text:tab/></text:p>
      <text:p text:style-name="P1"/>
      <text:section text:style-name="Sect1" text:name="Section1">
        <text:p text:style-name="P3">TECHNICAL EXPERIENCE:</text:p>
        <text:list xml:id="list578362025" text:style-name="WW8Num3">
          <text:list-item>
            <text:p text:style-name="P6"><text:span text:style-name="T3">Languages</text:span><text:span text:style-name="T2">: C, C++, Java, Java Android Development, SQL, C#, Ruby, Visual Basic, Assembly, LISP, and eager to learn others</text:span></text:p>
          </text:list-item>
          <text:list-item>
            <text:p text:style-name="P6"><text:span text:style-name="T4">Software</text:span><text:span text:style-name="T2">: Windows Office Suite, Git Version Control, Visual Studio 2010, Libre Office, Eclipse IDE, Anjuta IDE, Qt Toolkit, Gtk Toolkit, GNUPlot</text:span></text:p>
          </text:list-item>
          <text:list-item>
            <text:p text:style-name="P6"><text:span text:style-name="T4">Platforms</text:span><text:span text:style-name="T2">: Windows, Linux, Unix, Mac OS</text:span></text:p>
          </text:list-item>
          <text:list-item>
            <text:p text:style-name="P6"><text:span text:style-name="T4">Concepts</text:span><text:span text:style-name="T2">: Software Testing, Object-Oriented Programming, Procedural Programming, Multi-Threading, Integrated Development Environments, Databases, Algorithms, Software Design, Interface Design</text:span></text:p>
          </text:list-item>
        </text:list>
        <text:p text:style-name="P1"/>
        <text:p text:style-name="P3">PROJECT EXPERIENCE:</text:p>
        <text:list xml:id="list455850424" text:style-name="WW8Num2">
          <text:list-item>
            <text:p text:style-name="P7">Holy Spirit Grade School Networking</text:p>
            <text:p text:style-name="P9">Date: May 2010 - present<text:line-break/>Overseer: Daryl Nowicki (616-453-6369)<text:line-break/>Description: Installing Linux on old computers and networking them into the existing network. The computers were used for the students. Continued upkeep, upgrading, and tech support</text:p>
          </text:list-item>
          <text:list-item>
            <text:p text:style-name="P9"><text:span text:style-name="T5">Final Semester Project for Human Computer Interactions course.</text:span></text:p>
            <text:p text:style-name="P9">Date: January 2010 - May 2010<text:line-break/>Project Name: "Phone2Phone"<text:line-break/>Description: An Android OS program that transfers files via Bluetooth. Focused on providing a coherent, clean graphical user interface.</text:p>
          </text:list-item>
          <text:list-item>
            <text:p text:style-name="P7">Final Semester Project for Databases course.</text:p>
            <text:p text:style-name="P9">Date: January 2010 - May 2010<text:line-break/>Project Name: "Where Am I?"<text:line-break/>Description: An Android OS program that contains a database of common locations and uses GPS to give directions.</text:p>
          </text:list-item>
          <text:list-item>
            <text:p text:style-name="P7">Project for Operating Systems course.</text:p>
            <text:p text:style-name="P9">Date: September 2011 - December 2011<text:line-break/>Project Name: "File System Analyzer"<text:line-break/>Description: A C program that traverses a file system, gathering data and making graphs.</text:p>
          </text:list-item>
        </text:list>
        <text:p text:style-name="P3"/>
        <text:p text:style-name="P3">PERSONAL PROJECTS:</text:p>
        <text:list xml:id="list951678038" text:style-name="WW8Num4">
          <text:list-item>
            <text:p text:style-name="P10">Creating a program for the Android to log text messages and backup to the computer.</text:p>
          </text:list-item>
          <text:list-item>
            <text:p text:style-name="P10">Installing Linux on old computers.</text:p>
          </text:list-item>
          <text:list-item>
            <text:p text:style-name="P10">Creating an simple role-playing game for the Android Platform.</text:p>
          </text:list-item>
        </text:list>
        <text:p text:style-name="P3"/>
        <text:p text:style-name="P3">RELEVENT ELECTIVES:</text:p>
        <text:p text:style-name="P1">Computer Graphics (OpenGL), Operating Systems, Algorithms, Linear Algebra, Programming Languages, Databases</text:p>
        <text:p text:style-name="P3"/>
        <text:p text:style-name="P3">OTHER ACTIVITIES &amp; HOBBIES:</text:p>
        <text:list xml:id="list936126175" text:style-name="WW8Num1">
          <text:list-item>
            <text:p text:style-name="P11">Playing video games (Xbox 360, PS3, PC, Android)</text:p>
          </text:list-item>
          <text:list-item>
            <text:p text:style-name="P11">Trouble-shooting computers</text:p>
          </text:list-item>
          <text:list-item>
            <text:p text:style-name="P11">Hockey</text:p>
          </text:list-item>
          <text:list-item>
            <text:p text:style-name="P11">Personal coding projects</text:p>
          </text:list-item>
        </text:list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line-height-at-least="0.0693in" fo:orphans="2" fo:widows="2" fo:hyphenation-ladder-count="no-limit" fo:background-color="transparent" style:writing-mode="lr-tb">
        <style:background-image/>
      </style:paragraph-properties>
      <style:text-properties style:use-window-font-color="true" style:font-name="Calibri" fo:font-size="11pt" fo:language="en" fo:country="US" style:font-name-asian="Calibri" style:font-size-asian="11pt" style:language-asian="zh" style:country-asian="CN" style:font-name-complex="Calibri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>
      <style:paragraph-properties fo:margin-top="0.1945in" fo:margin-bottom="0.1945in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WW8Num1z0" style:family="text">
      <style:text-properties style:font-name="Symbol" fo:font-size="10pt" style:font-size-asian="10pt"/>
    </style:style>
    <style:style style:name="WW8Num1z1" style:family="text">
      <style:text-properties style:font-name="Courier New" fo:font-size="10pt" style:font-size-asian="10pt"/>
    </style:style>
    <style:style style:name="WW8Num1z2" style:family="text">
      <style:text-properties style:font-name="Wingdings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4z0" style:family="text">
      <style:text-properties style:font-name="Symbol" fo:font-size="10pt" style:font-size-asian="10pt"/>
    </style:style>
    <style:style style:name="WW8Num4z1" style:family="text">
      <style:text-properties style:font-name="Courier New" fo:font-size="10pt" style:font-size-asian="10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2z1" style:family="text">
      <style:text-properties style:font-name="Courier New" fo:font-size="10pt" style:font-size-asian="10pt"/>
    </style:style>
    <style:style style:name="WW8Num2z2" style:family="text">
      <style:text-properties style:font-name="Wingdings" fo:font-size="10pt" style:font-size-asian="10pt"/>
    </style:style>
    <style:style style:name="WW8Num4z2" style:family="text">
      <style:text-properties style:font-name="Wingdings" fo:font-size="10pt" style:font-size-asian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4z1" text:bullet-char="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 2"/>
      </text:list-level-style-bullet>
      <text:list-level-style-bullet text:level="3" text:style-name="WW8Num4z1" text:bullet-char="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 2"/>
      </text:list-level-style-bullet>
      <text:list-level-style-bullet text:level="4" text:style-name="WW8Num4z1" text:bullet-char="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 2"/>
      </text:list-level-style-bullet>
      <text:list-level-style-bullet text:level="5" text:style-name="WW8Num4z1" text:bullet-char="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 2"/>
      </text:list-level-style-bullet>
      <text:list-level-style-bullet text:level="6" text:style-name="WW8Num4z1" text:bullet-char="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 2"/>
      </text:list-level-style-bullet>
      <text:list-level-style-bullet text:level="7" text:style-name="WW8Num4z1" text:bullet-char="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 2"/>
      </text:list-level-style-bullet>
      <text:list-level-style-bullet text:level="8" text:style-name="WW8Num4z1" text:bullet-char="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 2"/>
      </text:list-level-style-bullet>
      <text:list-level-style-bullet text:level="9" text:style-name="WW8Num4z1" text:bullet-char="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063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</meta:initial-creator>
    <meta:creation-date>2010-04-15T15:00:00</meta:creation-date>
    <dc:date>2012-07-24T01:16:17</dc:date>
    <meta:editing-cycles>64</meta:editing-cycles>
    <meta:editing-duration>PT1H31M30S</meta:editing-duration>
    <meta:generator>LibreOffice/3.4$Unix LibreOffice_project/340m1$Build-502</meta:generator>
    <dc:creator>Kevin Welsh</dc:creator>
    <meta:document-statistic meta:table-count="0" meta:image-count="0" meta:object-count="0" meta:page-count="1" meta:paragraph-count="34" meta:word-count="344" meta:character-count="2354" meta:non-whitespace-character-count="2039"/>
    <meta:user-defined meta:name="Info 1"/>
    <meta:user-defined meta:name="Info 2"/>
    <meta:user-defined meta:name="Info 3"/>
    <meta:user-defined meta:name="Info 4"/>
  </office:meta>
</office:document-meta>
</file>